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398CD6EC875.png" manifest:media-type="image/png"/>
  <manifest:file-entry manifest:full-path="Pictures/100000010000077A00000395721D7C3F.png" manifest:media-type="image/png"/>
  <manifest:file-entry manifest:full-path="Pictures/100000010000077C0000037B1FC755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0pt" style:font-size-asian="100pt" style:font-size-complex="100pt"/>
    </style:style>
    <style:style style:name="T1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41.055cm" svg:height="19.685cm" svg:x="1cm" svg:y="15.605cm">
          <draw:image xlink:href="Pictures/100000010000077F00000398CD6EC875.png" xlink:type="simple" xlink:show="embed" xlink:actuate="onLoad" draw:mime-type="image/png">
            <text:p/>
          </draw:image>
        </draw:frame>
        <draw:frame draw:style-name="gr1" draw:text-style-name="P1" draw:layer="layout" svg:width="41.088cm" svg:height="19.685cm" svg:x="42.012cm" svg:y="15.605cm">
          <draw:image xlink:href="Pictures/100000010000077A00000395721D7C3F.png" xlink:type="simple" xlink:show="embed" xlink:actuate="onLoad" draw:mime-type="image/png">
            <text:p/>
          </draw:image>
        </draw:frame>
        <draw:frame draw:style-name="gr1" draw:text-style-name="P1" draw:layer="layout" svg:width="44.166cm" svg:height="20.53cm" svg:x="20.05cm" svg:y="37.87cm">
          <draw:image xlink:href="Pictures/100000010000077C0000037B1FC755FB.png" xlink:type="simple" xlink:show="embed" xlink:actuate="onLoad" draw:mime-type="image/png">
            <text:p/>
          </draw:image>
        </draw:frame>
        <draw:frame draw:style-name="gr2" draw:text-style-name="P2" draw:layer="layout" svg:width="39.306cm" svg:height="4.192cm" svg:x="22.397cm" svg:y="4.81cm">
          <draw:text-box>
            <text:p text:style-name="P1"><text:span text:style-name="T1">Интерфейс платформ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4T23:06:05.342208600</meta:creation-date>
    <dc:date>2025-05-24T23:10:28.707944300</dc:date>
    <meta:editing-duration>PT4M24S</meta:editing-duration>
    <meta:editing-cycles>1</meta:editing-cycles>
    <meta:document-statistic meta:object-count="4"/>
    <meta:generator>LibreOffice/25.2.3.2$Windows_X86_64 LibreOffice_project/bbb074479178df812d175f709636b368952c2ce3</meta:generator>
  </office:meta>
</office:document-meta>
</file>